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in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  <style:style style:name="ce18" style:family="table-cell" style:parent-style-name="Default" style:data-style-name="N100">
      <style:table-cell-properties fo:background-color="#ffff99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2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5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74LVC8T245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24TSSOP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8-bit dual supply translating transceiver; 3-state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74LVC_LVCH8T245.pdf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3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1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6" office:value-type="string" calcext:value-type="string">
            <text:p>label</text:p>
          </table:table-cell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Vcc(a)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DIR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1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2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3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4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5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6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7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e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8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GND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ND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ND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8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7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6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5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4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1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3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B2</text:p>
          </table:table-cell>
          <table:table-cell table:style-name="ce17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1</text:p>
          </table:table-cell>
          <table:table-cell table:style-name="ce10" office:value-type="string" calcext:value-type="string">
            <text:p>out</text:p>
          </table:table-cell>
          <table:table-cell table:style-name="ce10" office:value-type="string" calcext:value-type="string">
            <text:p>lin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B1</text:p>
          </table:table-cell>
          <table:table-cell table:style-name="ce18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2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dot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\_OE</text:p>
          </table:table-cell>
          <table:table-cell table:style-name="ce18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3</text:p>
          </table:table-cell>
          <table:table-cell table:style-name="ce10" office:value-type="string" calcext:value-type="string">
            <text:p>pwr</text:p>
          </table:table-cell>
          <table:table-cell table:style-name="ce10" office:value-type="string" calcext:value-type="string">
            <text:p>lin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Vcc(b)</text:p>
          </table:table-cell>
          <table:table-cell table:style-name="ce18"/>
          <table:table-cell table:style-name="ce14" table:number-columns-repeated="249"/>
        </table:table-row>
        <table:table-row table:style-name="ro4">
          <table:table-cell table:number-columns-repeated="2" table:style-name="ce4" office:value-type="string" calcext:value-type="string">
            <text:p>24</text:p>
          </table:table-cell>
          <table:table-cell table:style-name="ce10" office:value-type="string" calcext:value-type="string">
            <text:p>pwr</text:p>
          </table:table-cell>
          <table:table-cell table:style-name="ce10" office:value-type="string" calcext:value-type="string">
            <text:p>lin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Vcc(b)</text:p>
          </table:table-cell>
          <table:table-cell table:style-name="ce18"/>
          <table:table-cell table:style-name="ce14" table:number-columns-repeated="249"/>
        </table:table-row>
        <table:table-row table:style-name="ro1" table:number-rows-repeated="67">
          <table:table-cell table:style-name="ce7" table:number-columns-repeated="6"/>
          <table:table-cell table:style-name="ce14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13:27:58.2080644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06-04-10T19:33:07</meta:creation-date>
    <dc:date>2014-06-19T13:44:25.206785474</dc:date>
    <dc:language>de-DE</dc:language>
    <meta:editing-cycles>6</meta:editing-cycles>
    <meta:editing-duration>PT30M38S</meta:editing-duration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